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Title : Automatic answer</text:span></text:h>
      <text:h text:style-name="Default"><text:s text:c="1"/>2<text:s text:c="2"/><text:span text:style-name="style2">//Probem no : 11547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pan text:style-name="style10">{</text:span></text:h>
      <text:h text:style-name="Default"><text:s text:c="1"/>6<text:s text:c="2"/><text:s text:c="8"/><text:span text:style-name="style5">int </text:span><text:span text:style-name="style11">x</text:span><text:span text:style-name="style10">,</text:span><text:span text:style-name="style11">i</text:span><text:span text:style-name="style10">,</text:span><text:span text:style-name="style11">n</text:span><text:span text:style-name="style10">,</text:span><text:span text:style-name="style11">j</text:span><text:span text:style-name="style10">,</text:span><text:span text:style-name="style11">y</text:span><text:span text:style-name="style10">,</text:span><text:span text:style-name="style11">ans</text:span><text:span text:style-name="style10">;</text:span></text:h>
      <text:h text:style-name="Default"><text:s text:c="1"/>7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j</text:span><text:span text:style-name="style10">);</text:span></text:h>
      <text:h text:style-name="Default"><text:s text:c="1"/>8<text:s text:c="2"/><text:s text:c="8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j</text:span><text:span text:style-name="style10">;</text:span><text:span text:style-name="style11">i</text:span><text:span text:style-name="style10">++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1<text:s text:c="2"/><text:s text:c="16"/><text:span text:style-name="style11">x</text:span><text:span text:style-name="style10">=((((((</text:span><text:span text:style-name="style11">n</text:span><text:span text:style-name="style10">*</text:span><text:span text:style-name="style4">567</text:span><text:span text:style-name="style10">)/</text:span><text:span text:style-name="style4">9</text:span><text:span text:style-name="style10">)+</text:span><text:span text:style-name="style4">7492</text:span><text:span text:style-name="style10">)*</text:span><text:span text:style-name="style4">235</text:span><text:span text:style-name="style10">)/</text:span><text:span text:style-name="style4">47</text:span><text:span text:style-name="style10">)-</text:span><text:span text:style-name="style4">498</text:span><text:span text:style-name="style10">);</text:span></text:h>
      <text:h text:style-name="Default">12<text:s text:c="2"/><text:s text:c="16"/><text:span text:style-name="style11">y</text:span><text:span text:style-name="style10">=</text:span><text:span text:style-name="style11">x</text:span><text:span text:style-name="style10">/</text:span><text:span text:style-name="style4">10</text:span><text:span text:style-name="style10">;</text:span></text:h>
      <text:h text:style-name="Default">13<text:s text:c="2"/><text:s text:c="16"/><text:span text:style-name="style11">ans</text:span><text:span text:style-name="style10">=</text:span><text:span text:style-name="style11">y</text:span><text:span text:style-name="style10">%</text:span><text:span text:style-name="style4">10</text:span><text:span text:style-name="style10">;</text:span></text:h>
      <text:h text:style-name="Default">14<text:s text:c="2"/><text:s text:c="16"/><text:span text:style-name="style5">if</text:span><text:span text:style-name="style10">(</text:span><text:span text:style-name="style11">ans</text:span><text:span text:style-name="style10">&lt;</text:span><text:span text:style-name="style4">0</text:span><text:span text:style-name="style10">)</text:span></text:h>
      <text:h text:style-name="Default">15<text:s text:c="2"/><text:s text:c="16"/><text:span text:style-name="style10">{</text:span></text:h>
      <text:h text:style-name="Default">16<text:s text:c="2"/><text:s text:c="24"/><text:span text:style-name="style11">ans</text:span><text:span text:style-name="style10">=</text:span><text:span text:style-name="style11">ans</text:span><text:span text:style-name="style10">/(-</text:span><text:span text:style-name="style4">1</text:span><text:span text:style-name="style10">);</text:span></text:h>
      <text:h text:style-name="Default">17<text:s text:c="2"/><text:s text:c="16"/><text:span text:style-name="style10">}</text:span></text:h>
      <text:h text:style-name="Default">18<text:s text:c="2"/><text:s text:c="16"/><text:span text:style-name="style11">printf</text:span><text:span text:style-name="style10">(</text:span><text:span text:style-name="style6">"%d\n"</text:span><text:span text:style-name="style10">,</text:span><text:span text:style-name="style11">ans</text:span><text:span text:style-name="style10">);</text:span></text:h>
      <text:h text:style-name="Default">19<text:s text:c="2"/><text:s text:c="8"/><text:span text:style-name="style10">}</text:span></text:h>
      <text:h text:style-name="Default">20<text:s text:c="2"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